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/>
          <table:table-cell office:value-type="string">
            <text:p>Uji Coba 1</text:p>
          </table:table-cell>
          <table:table-cell office:value-type="string">
            <text:p>Uji Coba 2</text:p>
          </table:table-cell>
          <table:table-cell office:value-type="string">
            <text:p>Uji Coba 3</text:p>
          </table:table-cell>
          <table:table-cell table:number-columns-repeated="8"/>
        </table:table-row>
        <table:table-row table:style-name="ro2">
          <table:table-cell office:value-type="string">
            <text:p>A</text:p>
          </table:table-cell>
          <table:table-cell table:number-columns-repeated="3" office:value-type="float" office:value="371">
            <text:p>371</text:p>
          </table:table-cell>
          <table:table-cell table:number-columns-repeated="2"/>
          <table:table-cell office:value-type="float" office:value="14.6153846154">
            <text:p>14.6153846154</text:p>
          </table:table-cell>
          <table:table-cell table:formula="of:=380/[.K2]" office:value-type="float" office:value="14.5593869731801">
            <text:p>14.5593869732</text:p>
          </table:table-cell>
          <table:table-cell table:formula="of:=380/[.L2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B</text:p>
          </table:table-cell>
          <table:table-cell table:formula="of:=[.B2]-[.G2]" office:value-type="float" office:value="356.3846153846">
            <text:p>356.3846153846</text:p>
          </table:table-cell>
          <table:table-cell table:formula="of:=[.C2]-[.H3]" office:value-type="float" office:value="356.44061302682">
            <text:p>356.4406130268</text:p>
          </table:table-cell>
          <table:table-cell table:formula="of:=[.D2]-[.I3]" office:value-type="float" office:value="356.496183206107">
            <text:p>356.4961832061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3]" office:value-type="float" office:value="14.5593869731801">
            <text:p>14.5593869732</text:p>
          </table:table-cell>
          <table:table-cell table:formula="of:=380/[.L3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C</text:p>
          </table:table-cell>
          <table:table-cell table:formula="of:=[.B3]-[.G3]" office:value-type="float" office:value="341.7692307692">
            <text:p>341.7692307692</text:p>
          </table:table-cell>
          <table:table-cell table:formula="of:=[.C3]-[.H4]" office:value-type="float" office:value="341.88122605364">
            <text:p>341.8812260536</text:p>
          </table:table-cell>
          <table:table-cell table:formula="of:=[.D3]-[.I4]" office:value-type="float" office:value="341.992366412214">
            <text:p>341.9923664122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4]" office:value-type="float" office:value="14.5593869731801">
            <text:p>14.5593869732</text:p>
          </table:table-cell>
          <table:table-cell table:formula="of:=380/[.L4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D</text:p>
          </table:table-cell>
          <table:table-cell table:formula="of:=[.B4]-[.G4]" office:value-type="float" office:value="327.1538461538">
            <text:p>327.1538461538</text:p>
          </table:table-cell>
          <table:table-cell table:formula="of:=[.C4]-[.H5]" office:value-type="float" office:value="327.32183908046">
            <text:p>327.3218390805</text:p>
          </table:table-cell>
          <table:table-cell table:formula="of:=[.D4]-[.I5]" office:value-type="float" office:value="327.488549618321">
            <text:p>327.4885496183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5]" office:value-type="float" office:value="14.5593869731801">
            <text:p>14.5593869732</text:p>
          </table:table-cell>
          <table:table-cell table:formula="of:=380/[.L5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E</text:p>
          </table:table-cell>
          <table:table-cell table:formula="of:=[.B5]-[.G5]" office:value-type="float" office:value="312.5384615384">
            <text:p>312.5384615384</text:p>
          </table:table-cell>
          <table:table-cell table:formula="of:=[.C5]-[.H6]" office:value-type="float" office:value="312.76245210728">
            <text:p>312.7624521073</text:p>
          </table:table-cell>
          <table:table-cell table:formula="of:=[.D5]-[.I6]" office:value-type="float" office:value="312.984732824428">
            <text:p>312.9847328244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6]" office:value-type="float" office:value="14.5593869731801">
            <text:p>14.5593869732</text:p>
          </table:table-cell>
          <table:table-cell table:formula="of:=380/[.L6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[.B6]-[.G6]" office:value-type="float" office:value="297.923076923">
            <text:p>297.923076923</text:p>
          </table:table-cell>
          <table:table-cell table:formula="of:=[.C6]-[.H7]" office:value-type="float" office:value="298.2030651341">
            <text:p>298.2030651341</text:p>
          </table:table-cell>
          <table:table-cell table:formula="of:=[.D6]-[.I7]" office:value-type="float" office:value="298.480916030534">
            <text:p>298.4809160305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7]" office:value-type="float" office:value="14.5593869731801">
            <text:p>14.5593869732</text:p>
          </table:table-cell>
          <table:table-cell table:formula="of:=380/[.L7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G</text:p>
          </table:table-cell>
          <table:table-cell table:formula="of:=[.B7]-[.G7]" office:value-type="float" office:value="283.3076923076">
            <text:p>283.3076923076</text:p>
          </table:table-cell>
          <table:table-cell table:formula="of:=[.C7]-[.H8]" office:value-type="float" office:value="283.643678160919">
            <text:p>283.6436781609</text:p>
          </table:table-cell>
          <table:table-cell table:formula="of:=[.D7]-[.I8]" office:value-type="float" office:value="283.977099236641">
            <text:p>283.9770992366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8]" office:value-type="float" office:value="14.5593869731801">
            <text:p>14.5593869732</text:p>
          </table:table-cell>
          <table:table-cell table:formula="of:=380/[.L8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H</text:p>
          </table:table-cell>
          <table:table-cell table:formula="of:=[.B8]-[.G8]" office:value-type="float" office:value="268.6923076922">
            <text:p>268.6923076922</text:p>
          </table:table-cell>
          <table:table-cell table:formula="of:=[.C8]-[.H9]" office:value-type="float" office:value="269.084291187739">
            <text:p>269.0842911877</text:p>
          </table:table-cell>
          <table:table-cell table:formula="of:=[.D8]-[.I9]" office:value-type="float" office:value="269.473282442748">
            <text:p>269.4732824427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9]" office:value-type="float" office:value="14.5593869731801">
            <text:p>14.5593869732</text:p>
          </table:table-cell>
          <table:table-cell table:formula="of:=380/[.L9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[.B9]-[.G9]" office:value-type="float" office:value="254.0769230768">
            <text:p>254.0769230768</text:p>
          </table:table-cell>
          <table:table-cell table:formula="of:=[.C9]-[.H10]" office:value-type="float" office:value="254.524904214559">
            <text:p>254.5249042146</text:p>
          </table:table-cell>
          <table:table-cell table:formula="of:=[.D9]-[.I10]" office:value-type="float" office:value="254.969465648855">
            <text:p>254.9694656489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0]" office:value-type="float" office:value="14.5593869731801">
            <text:p>14.5593869732</text:p>
          </table:table-cell>
          <table:table-cell table:formula="of:=380/[.L10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J</text:p>
          </table:table-cell>
          <table:table-cell table:formula="of:=[.B10]-[.G10]" office:value-type="float" office:value="239.4615384614">
            <text:p>239.4615384614</text:p>
          </table:table-cell>
          <table:table-cell table:formula="of:=[.C10]-[.H11]" office:value-type="float" office:value="239.965517241379">
            <text:p>239.9655172414</text:p>
          </table:table-cell>
          <table:table-cell table:formula="of:=[.D10]-[.I11]" office:value-type="float" office:value="240.465648854962">
            <text:p>240.465648855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1]" office:value-type="float" office:value="14.5593869731801">
            <text:p>14.5593869732</text:p>
          </table:table-cell>
          <table:table-cell table:formula="of:=380/[.L11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K</text:p>
          </table:table-cell>
          <table:table-cell table:formula="of:=[.B11]-[.G11]" office:value-type="float" office:value="224.846153846">
            <text:p>224.846153846</text:p>
          </table:table-cell>
          <table:table-cell table:formula="of:=[.C11]-[.H12]" office:value-type="float" office:value="225.406130268199">
            <text:p>225.4061302682</text:p>
          </table:table-cell>
          <table:table-cell table:formula="of:=[.D11]-[.I12]" office:value-type="float" office:value="225.961832061069">
            <text:p>225.9618320611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2]" office:value-type="float" office:value="14.5593869731801">
            <text:p>14.5593869732</text:p>
          </table:table-cell>
          <table:table-cell table:formula="of:=380/[.L12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L</text:p>
          </table:table-cell>
          <table:table-cell table:formula="of:=[.B12]-[.G12]" office:value-type="float" office:value="210.2307692306">
            <text:p>210.2307692306</text:p>
          </table:table-cell>
          <table:table-cell table:formula="of:=[.C12]-[.H13]" office:value-type="float" office:value="210.846743295019">
            <text:p>210.846743295</text:p>
          </table:table-cell>
          <table:table-cell table:formula="of:=[.D12]-[.I13]" office:value-type="float" office:value="211.458015267176">
            <text:p>211.4580152672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3]" office:value-type="float" office:value="14.5593869731801">
            <text:p>14.5593869732</text:p>
          </table:table-cell>
          <table:table-cell table:formula="of:=380/[.L13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M</text:p>
          </table:table-cell>
          <table:table-cell table:formula="of:=[.B13]-[.G13]" office:value-type="float" office:value="195.6153846152">
            <text:p>195.6153846152</text:p>
          </table:table-cell>
          <table:table-cell table:formula="of:=[.C13]-[.H14]" office:value-type="float" office:value="196.287356321839">
            <text:p>196.2873563218</text:p>
          </table:table-cell>
          <table:table-cell table:formula="of:=[.D13]-[.I14]" office:value-type="float" office:value="196.954198473283">
            <text:p>196.9541984733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4]" office:value-type="float" office:value="14.5593869731801">
            <text:p>14.5593869732</text:p>
          </table:table-cell>
          <table:table-cell table:formula="of:=380/[.L14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N</text:p>
          </table:table-cell>
          <table:table-cell table:formula="of:=[.B14]-[.G14]" office:value-type="float" office:value="180.9999999998">
            <text:p>180.9999999998</text:p>
          </table:table-cell>
          <table:table-cell table:formula="of:=[.C14]-[.H15]" office:value-type="float" office:value="181.727969348659">
            <text:p>181.7279693487</text:p>
          </table:table-cell>
          <table:table-cell table:formula="of:=[.D14]-[.I15]" office:value-type="float" office:value="182.450381679389">
            <text:p>182.4503816794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5]" office:value-type="float" office:value="14.5593869731801">
            <text:p>14.5593869732</text:p>
          </table:table-cell>
          <table:table-cell table:formula="of:=380/[.L15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O</text:p>
          </table:table-cell>
          <table:table-cell table:formula="of:=[.B15]-[.G15]" office:value-type="float" office:value="166.3846153844">
            <text:p>166.3846153844</text:p>
          </table:table-cell>
          <table:table-cell table:formula="of:=[.C15]-[.H16]" office:value-type="float" office:value="167.168582375479">
            <text:p>167.1685823755</text:p>
          </table:table-cell>
          <table:table-cell table:formula="of:=[.D15]-[.I16]" office:value-type="float" office:value="167.946564885496">
            <text:p>167.9465648855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6]" office:value-type="float" office:value="14.5593869731801">
            <text:p>14.5593869732</text:p>
          </table:table-cell>
          <table:table-cell table:formula="of:=380/[.L16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P</text:p>
          </table:table-cell>
          <table:table-cell table:formula="of:=[.B16]-[.G16]" office:value-type="float" office:value="151.769230769">
            <text:p>151.769230769</text:p>
          </table:table-cell>
          <table:table-cell table:formula="of:=[.C16]-[.H17]" office:value-type="float" office:value="152.609195402299">
            <text:p>152.6091954023</text:p>
          </table:table-cell>
          <table:table-cell table:formula="of:=[.D16]-[.I17]" office:value-type="float" office:value="153.442748091603">
            <text:p>153.4427480916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7]" office:value-type="float" office:value="14.5593869731801">
            <text:p>14.5593869732</text:p>
          </table:table-cell>
          <table:table-cell table:formula="of:=380/[.L17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Q</text:p>
          </table:table-cell>
          <table:table-cell table:formula="of:=[.B17]-[.G17]" office:value-type="float" office:value="137.1538461536">
            <text:p>137.1538461536</text:p>
          </table:table-cell>
          <table:table-cell table:formula="of:=[.C17]-[.H18]" office:value-type="float" office:value="138.049808429119">
            <text:p>138.0498084291</text:p>
          </table:table-cell>
          <table:table-cell table:formula="of:=[.D17]-[.I18]" office:value-type="float" office:value="138.93893129771">
            <text:p>138.9389312977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8]" office:value-type="float" office:value="14.5593869731801">
            <text:p>14.5593869732</text:p>
          </table:table-cell>
          <table:table-cell table:formula="of:=380/[.L18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R</text:p>
          </table:table-cell>
          <table:table-cell table:formula="of:=[.B18]-[.G18]" office:value-type="float" office:value="122.5384615382">
            <text:p>122.5384615382</text:p>
          </table:table-cell>
          <table:table-cell table:formula="of:=[.C18]-[.H19]" office:value-type="float" office:value="123.490421455939">
            <text:p>123.4904214559</text:p>
          </table:table-cell>
          <table:table-cell table:formula="of:=[.D18]-[.I19]" office:value-type="float" office:value="124.435114503817">
            <text:p>124.4351145038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19]" office:value-type="float" office:value="14.5593869731801">
            <text:p>14.5593869732</text:p>
          </table:table-cell>
          <table:table-cell table:formula="of:=380/[.L19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S</text:p>
          </table:table-cell>
          <table:table-cell table:formula="of:=[.B19]-[.G19]" office:value-type="float" office:value="107.9230769228">
            <text:p>107.9230769228</text:p>
          </table:table-cell>
          <table:table-cell table:formula="of:=[.C19]-[.H20]" office:value-type="float" office:value="108.931034482759">
            <text:p>108.9310344828</text:p>
          </table:table-cell>
          <table:table-cell table:formula="of:=[.D19]-[.I20]" office:value-type="float" office:value="109.931297709924">
            <text:p>109.9312977099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0]" office:value-type="float" office:value="14.5593869731801">
            <text:p>14.5593869732</text:p>
          </table:table-cell>
          <table:table-cell table:formula="of:=380/[.L20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T</text:p>
          </table:table-cell>
          <table:table-cell table:formula="of:=[.B20]-[.G20]" office:value-type="float" office:value="93.3076923074002">
            <text:p>93.3076923074</text:p>
          </table:table-cell>
          <table:table-cell table:formula="of:=[.C20]-[.H21]" office:value-type="float" office:value="94.3716475095785">
            <text:p>94.3716475096</text:p>
          </table:table-cell>
          <table:table-cell table:formula="of:=[.D20]-[.I21]" office:value-type="float" office:value="95.4274809160307">
            <text:p>95.427480916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1]" office:value-type="float" office:value="14.5593869731801">
            <text:p>14.5593869732</text:p>
          </table:table-cell>
          <table:table-cell table:formula="of:=380/[.L21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U</text:p>
          </table:table-cell>
          <table:table-cell table:formula="of:=[.B21]-[.G21]" office:value-type="float" office:value="78.6923076920002">
            <text:p>78.692307692</text:p>
          </table:table-cell>
          <table:table-cell table:formula="of:=[.C21]-[.H22]" office:value-type="float" office:value="79.8122605363984">
            <text:p>79.8122605364</text:p>
          </table:table-cell>
          <table:table-cell table:formula="of:=[.D21]-[.I22]" office:value-type="float" office:value="80.9236641221376">
            <text:p>80.9236641221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2]" office:value-type="float" office:value="14.5593869731801">
            <text:p>14.5593869732</text:p>
          </table:table-cell>
          <table:table-cell table:formula="of:=380/[.L22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V</text:p>
          </table:table-cell>
          <table:table-cell table:formula="of:=[.B22]-[.G22]" office:value-type="float" office:value="64.0769230766002">
            <text:p>64.0769230766</text:p>
          </table:table-cell>
          <table:table-cell table:formula="of:=[.C22]-[.H23]" office:value-type="float" office:value="65.2528735632184">
            <text:p>65.2528735632</text:p>
          </table:table-cell>
          <table:table-cell table:formula="of:=[.D22]-[.I23]" office:value-type="float" office:value="66.4198473282444">
            <text:p>66.4198473282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3]" office:value-type="float" office:value="14.5593869731801">
            <text:p>14.5593869732</text:p>
          </table:table-cell>
          <table:table-cell table:formula="of:=380/[.L23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W</text:p>
          </table:table-cell>
          <table:table-cell table:formula="of:=[.B23]-[.G23]" office:value-type="float" office:value="49.4615384612002">
            <text:p>49.4615384612</text:p>
          </table:table-cell>
          <table:table-cell table:formula="of:=[.C23]-[.H24]" office:value-type="float" office:value="50.6934865900383">
            <text:p>50.69348659</text:p>
          </table:table-cell>
          <table:table-cell table:formula="of:=[.D23]-[.I24]" office:value-type="float" office:value="51.9160305343513">
            <text:p>51.9160305344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4]" office:value-type="float" office:value="14.5593869731801">
            <text:p>14.5593869732</text:p>
          </table:table-cell>
          <table:table-cell table:formula="of:=380/[.L24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X</text:p>
          </table:table-cell>
          <table:table-cell table:formula="of:=[.B24]-[.G24]" office:value-type="float" office:value="34.8461538458001">
            <text:p>34.8461538458</text:p>
          </table:table-cell>
          <table:table-cell table:formula="of:=[.C24]-[.H25]" office:value-type="float" office:value="36.1340996168582">
            <text:p>36.1340996169</text:p>
          </table:table-cell>
          <table:table-cell table:formula="of:=[.D24]-[.I25]" office:value-type="float" office:value="37.4122137404582">
            <text:p>37.4122137405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5]" office:value-type="float" office:value="14.5593869731801">
            <text:p>14.5593869732</text:p>
          </table:table-cell>
          <table:table-cell table:formula="of:=380/[.L25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Y</text:p>
          </table:table-cell>
          <table:table-cell table:formula="of:=[.B25]-[.G25]" office:value-type="float" office:value="20.2307692304001">
            <text:p>20.2307692304</text:p>
          </table:table-cell>
          <table:table-cell table:formula="of:=[.C25]-[.H26]" office:value-type="float" office:value="21.5747126436781">
            <text:p>21.5747126437</text:p>
          </table:table-cell>
          <table:table-cell table:formula="of:=[.D25]-[.I26]" office:value-type="float" office:value="22.908396946565">
            <text:p>22.9083969466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6]" office:value-type="float" office:value="14.5593869731801">
            <text:p>14.5593869732</text:p>
          </table:table-cell>
          <table:table-cell table:formula="of:=380/[.L26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>
          <table:table-cell office:value-type="string">
            <text:p>Z</text:p>
          </table:table-cell>
          <table:table-cell table:formula="of:=[.B26]-[.G26]" office:value-type="float" office:value="5.61538461500015">
            <text:p>5.615384615</text:p>
          </table:table-cell>
          <table:table-cell table:formula="of:=[.C26]-[.H27]" office:value-type="float" office:value="7.01532567049807">
            <text:p>7.0153256705</text:p>
          </table:table-cell>
          <table:table-cell table:formula="of:=[.D26]-[.I27]" office:value-type="float" office:value="8.40458015267191">
            <text:p>8.4045801527</text:p>
          </table:table-cell>
          <table:table-cell/>
          <table:table-cell/>
          <table:table-cell office:value-type="float" office:value="14.6153846154">
            <text:p>14.6153846154</text:p>
          </table:table-cell>
          <table:table-cell table:formula="of:=380/[.K27]" office:value-type="float" office:value="14.5593869731801">
            <text:p>14.5593869732</text:p>
          </table:table-cell>
          <table:table-cell table:formula="of:=380/[.L27]" office:value-type="float" office:value="14.5038167938931">
            <text:p>14.5038167939</text:p>
          </table:table-cell>
          <table:table-cell/>
          <table:table-cell office:value-type="float" office:value="26.1">
            <text:p>26.1</text:p>
          </table:table-cell>
          <table:table-cell office:value-type="float" office:value="26.2">
            <text:p>26.2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Tinggi </text:p>
          </table:table-cell>
          <table:table-cell office:value-type="float" office:value="300">
            <text:p>300</text:p>
          </table:table-cell>
          <table:table-cell table:number-columns-repeated="10"/>
        </table:table-row>
        <table:table-row table:style-name="ro1">
          <table:table-cell office:value-type="string">
            <text:p>Banyak bubbles</text:p>
          </table:table-cell>
          <table:table-cell office:value-type="float" office:value="21">
            <text:p>21</text:p>
          </table:table-cell>
          <table:table-cell table:number-columns-repeated="10"/>
        </table:table-row>
        <table:table-row table:style-name="ro1">
          <table:table-cell office:value-type="string">
            <text:p>Jarak Pemisah </text:p>
          </table:table-cell>
          <table:table-cell table:formula="of:=[.B30]/[.B31]" office:value-type="float" office:value="14.2857142857143">
            <text:p>14.2857142857</text:p>
          </table:table-cell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table:formula="of:=9+[.C35]" office:value-type="float" office:value="23.2857142857">
            <text:p>23.2857142857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3">
            <text:p>3</text:p>
          </table:table-cell>
          <table:table-cell table:formula="of:=[.B35]+[.C36]" office:value-type="float" office:value="37.5714285714">
            <text:p>37.5714285714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table:formula="of:=[.B36]+[.C37]" office:value-type="float" office:value="51.8571428571">
            <text:p>51.8571428571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table:formula="of:=[.B37]+[.C38]" office:value-type="float" office:value="66.1428571428">
            <text:p>66.1428571428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6">
            <text:p>6</text:p>
          </table:table-cell>
          <table:table-cell table:formula="of:=[.B38]+[.C39]" office:value-type="float" office:value="80.4285714285">
            <text:p>80.4285714285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7">
            <text:p>7</text:p>
          </table:table-cell>
          <table:table-cell table:formula="of:=[.B39]+[.C40]" office:value-type="float" office:value="94.7142857142">
            <text:p>94.7142857142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8">
            <text:p>8</text:p>
          </table:table-cell>
          <table:table-cell table:formula="of:=[.B40]+[.C41]" office:value-type="float" office:value="108.9999999999">
            <text:p>108.9999999999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9">
            <text:p>9</text:p>
          </table:table-cell>
          <table:table-cell table:formula="of:=[.B41]+[.C42]" office:value-type="float" office:value="123.2857142856">
            <text:p>123.2857142856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0">
            <text:p>10</text:p>
          </table:table-cell>
          <table:table-cell table:formula="of:=[.B42]+[.C43]" office:value-type="float" office:value="137.5714285713">
            <text:p>137.5714285713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table:formula="of:=[.B43]+[.C44]" office:value-type="float" office:value="151.857142857">
            <text:p>151.857142857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2">
            <text:p>12</text:p>
          </table:table-cell>
          <table:table-cell table:formula="of:=[.B44]+[.C45]" office:value-type="float" office:value="166.1428571427">
            <text:p>166.1428571427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3">
            <text:p>13</text:p>
          </table:table-cell>
          <table:table-cell table:formula="of:=[.B45]+[.C46]" office:value-type="float" office:value="180.4285714284">
            <text:p>180.4285714284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4">
            <text:p>14</text:p>
          </table:table-cell>
          <table:table-cell table:formula="of:=[.B46]+[.C47]" office:value-type="float" office:value="194.7142857141">
            <text:p>194.7142857141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5">
            <text:p>15</text:p>
          </table:table-cell>
          <table:table-cell table:formula="of:=[.B47]+[.C48]" office:value-type="float" office:value="208.9999999998">
            <text:p>208.9999999998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table:formula="of:=[.B48]+[.C49]" office:value-type="float" office:value="223.2857142855">
            <text:p>223.2857142855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7">
            <text:p>17</text:p>
          </table:table-cell>
          <table:table-cell table:formula="of:=[.B49]+[.C50]" office:value-type="float" office:value="237.5714285712">
            <text:p>237.5714285712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8">
            <text:p>18</text:p>
          </table:table-cell>
          <table:table-cell table:formula="of:=[.B50]+[.C51]" office:value-type="float" office:value="251.8571428569">
            <text:p>251.8571428569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table:formula="of:=[.B51]+[.C52]" office:value-type="float" office:value="266.1428571426">
            <text:p>266.1428571426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20">
            <text:p>20</text:p>
          </table:table-cell>
          <table:table-cell table:formula="of:=[.B52]+[.C53]" office:value-type="float" office:value="280.4285714283">
            <text:p>280.4285714283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table:formula="of:=[.B53]+[.C54]" office:value-type="float" office:value="294.714285714">
            <text:p>294.714285714</text:p>
          </table:table-cell>
          <table:table-cell office:value-type="float" office:value="14.2857142857">
            <text:p>14.2857142857</text:p>
          </table:table-cell>
          <table:table-cell table:number-columns-repeated="9"/>
        </table:table-row>
        <table:table-row table:style-name="ro2" table:number-rows-repeated="104852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21:57:33</meta:creation-date>
    <dc:date>2014-12-20T23:33:45</dc:date>
    <meta:editing-duration>PT1H21M46S</meta:editing-duration>
    <meta:editing-cycles>7</meta:editing-cycles>
    <meta:generator>LibreOffice/4.0.4.2$Linux_x86 LibreOffice_project/400m0$Build-2</meta:generator>
    <meta:document-statistic meta:table-count="1" meta:cell-count="331" meta:object-count="0"/>
  </office:meta>
</office:document-meta>
</file>